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table:number-columns-repeated="20"/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table:number-columns-repeated="20"/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table:number-columns-repeated="20"/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table:number-columns-repeated="20"/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table:number-columns-repeated="20"/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table:number-columns-repeated="20"/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table:number-columns-repeated="20"/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table:number-columns-repeated="20"/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table:number-columns-repeated="20"/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table:number-columns-repeated="20"/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table:number-columns-repeated="20"/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table:number-columns-repeated="20"/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table:number-columns-repeated="20"/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table:number-columns-repeated="20"/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table:number-columns-repeated="20"/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table:number-columns-repeated="10"/>
          <table:table-cell table:style-name="ce48"/>
          <table:table-cell table:number-columns-repeated="9"/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table:number-columns-repeated="20"/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table:number-columns-repeated="20"/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table:number-columns-repeated="20"/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table:number-columns-repeated="20"/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table:number-columns-repeated="20"/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table:number-columns-repeated="20"/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table:number-columns-repeated="20"/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table:number-columns-repeated="20"/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table:number-columns-repeated="20"/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table:number-columns-repeated="20"/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table:number-columns-repeated="20"/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table:number-columns-repeated="20"/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00:07:38.79580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5T08:55:41.192762800</dc:date>
    <meta:editing-duration>P3DT19H36M33S</meta:editing-duration>
    <meta:editing-cycles>572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310" meta:object-count="0"/>
  </office:meta>
</office:document-meta>
</file>